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Courier New'"/>
  </office:font-face-decls>
  <office:automatic-styles>
    <style:style style:name="P1" style:family="paragraph" style:parent-style-name="Standard">
      <style:text-properties officeooo:paragraph-rsid="00147d55"/>
    </style:style>
    <style:style style:name="P2" style:family="paragraph" style:parent-style-name="Standard">
      <style:paragraph-properties fo:text-align="center" style:justify-single-word="false"/>
      <style:text-properties officeooo:paragraph-rsid="00147d55"/>
    </style:style>
    <style:style style:name="P3" style:family="paragraph" style:parent-style-name="Standard">
      <style:text-properties officeooo:paragraph-rsid="00152e17"/>
    </style:style>
    <style:style style:name="P4" style:family="paragraph" style:parent-style-name="Standard">
      <style:text-properties officeooo:paragraph-rsid="0017786b"/>
    </style:style>
    <style:style style:name="P5" style:family="paragraph" style:parent-style-name="Standard">
      <style:text-properties officeooo:paragraph-rsid="0017d095"/>
    </style:style>
    <style:style style:name="P6" style:family="paragraph" style:parent-style-name="Standard">
      <style:text-properties officeooo:paragraph-rsid="00193f20"/>
    </style:style>
    <style:style style:name="P7" style:family="paragraph" style:parent-style-name="Standard">
      <style:text-properties officeooo:paragraph-rsid="001a94ae"/>
    </style:style>
    <style:style style:name="P8" style:family="paragraph" style:parent-style-name="Standard">
      <style:text-properties officeooo:paragraph-rsid="001aa02d"/>
    </style:style>
    <style:style style:name="P9" style:family="paragraph">
      <style:paragraph-properties fo:text-align="center"/>
    </style:style>
    <style:style style:name="P10" style:family="paragraph">
      <loext:graphic-properties draw:fill-color="#000000"/>
      <style:paragraph-properties fo:text-align="center"/>
    </style:style>
    <style:style style:name="T1" style:family="text">
      <style:text-properties fo:font-variant="normal" fo:text-transform="none" fo:color="#000000" loext:opacity="100%" style:font-name="Ubuntu mono" fo:font-size="12pt" fo:letter-spacing="normal" fo:font-style="normal" fo:font-weight="normal"/>
    </style:style>
    <style:style style:name="T2" style:family="text">
      <style:text-properties fo:font-variant="normal" fo:text-transform="none" fo:color="#000000" loext:opacity="100%" fo:letter-spacing="normal"/>
    </style:style>
    <style:style style:name="T3" style:family="text">
      <style:text-properties fo:font-variant="normal" fo:text-transform="none" fo:color="#000000" loext:opacity="100%" style:font-name="Liberation Serif" fo:font-size="12pt" fo:letter-spacing="normal" fo:font-style="normal" fo:font-weight="normal"/>
    </style:style>
    <style:style style:name="T4" style:family="text">
      <style:text-properties fo:font-variant="normal" fo:text-transform="none" fo:color="#000000" loext:opacity="100%" style:font-name="Liberation Serif" fo:font-size="12pt" fo:letter-spacing="normal" fo:font-style="normal" fo:font-weight="normal" officeooo:rsid="00152e17"/>
    </style:style>
    <style:style style:name="T5" style:family="text">
      <style:text-properties fo:font-variant="normal" fo:text-transform="none" fo:color="#000000" loext:opacity="100%" style:font-name="Liberation Serif" fo:font-size="12pt" fo:letter-spacing="normal" fo:font-style="normal" fo:font-weight="normal" officeooo:rsid="0015cc53"/>
    </style:style>
    <style:style style:name="T6" style:family="text">
      <style:text-properties fo:font-variant="normal" fo:text-transform="none" fo:color="#000000" loext:opacity="100%" style:font-name="Liberation Serif" fo:font-size="12pt" fo:letter-spacing="normal" fo:font-style="normal" fo:font-weight="normal" officeooo:rsid="0017786b"/>
    </style:style>
    <style:style style:name="T7" style:family="text">
      <style:text-properties fo:font-variant="normal" fo:text-transform="none" fo:color="#000000" loext:opacity="100%" style:font-name="Liberation Serif" fo:font-size="12pt" fo:letter-spacing="normal" fo:font-style="normal" fo:font-weight="normal" officeooo:rsid="00193f20"/>
    </style:style>
    <style:style style:name="T8" style:family="text">
      <style:text-properties fo:font-variant="normal" fo:text-transform="none" fo:color="#000000" loext:opacity="100%" style:font-name="Liberation Serif" fo:font-size="12pt" fo:letter-spacing="normal" fo:font-style="normal" fo:font-weight="normal" officeooo:rsid="001a94ae"/>
    </style:style>
    <style:style style:name="T9" style:family="text">
      <style:text-properties fo:font-variant="normal" fo:text-transform="none" fo:color="#000000" loext:opacity="100%" style:font-name="Liberation Serif" fo:letter-spacing="normal"/>
    </style:style>
    <style:style style:name="T10" style:family="text">
      <style:text-properties fo:font-variant="normal" fo:text-transform="none" fo:color="#000000" loext:opacity="100%" style:font-name="Liberation Serif" fo:letter-spacing="normal" officeooo:rsid="001a94ae"/>
    </style:style>
    <style:style style:name="T11" style:family="text">
      <style:text-properties officeooo:rsid="00147d55"/>
    </style:style>
    <style:style style:name="T12" style:family="text">
      <style:text-properties officeooo:rsid="00152e17"/>
    </style:style>
    <style:style style:name="T13" style:family="text">
      <style:text-properties style:font-name="Liberation Serif"/>
    </style:style>
    <style:style style:name="T14" style:family="text">
      <style:text-properties officeooo:rsid="0017786b"/>
    </style:style>
    <style:style style:name="gr1" style:family="graphic">
      <style:graphic-properties draw:stroke="dash" draw:stroke-dash="Ultrafine_20_2_20_Dots_20_3_20_Dashes" svg:stroke-color="#000000" svg:stroke-linecap="butt"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Double_20_Dash_20__28_Rounded_29_" svg:stroke-color="#000000" draw:marker-end="Arrow" draw:marker-end-width="0.176cm" svg:stroke-linecap="rou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Double_20_Dash_20__28_Rounded_29_" svg:stroke-color="#000000" svg:stroke-linecap="rou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vg:stroke-color="#000000" draw:marker-end="Arrow" draw:marker-end-width="0.176cm"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RTIE 3 – LES TESTS </text:p>
      <text:p text:style-name="P2"/>
      <text:p text:style-name="P2">ÉNONCE DES EXERCICES </text:p>
      <text:p text:style-name="P1"/>
      <text:p text:style-name="P1">* <text:s text:c="3"/>Exercice 3.1 </text:p>
      <text:p text:style-name="P1"/>
      <text:p text:style-name="P1">Écrire un algorithme qui demande un nombre à l’utilisateur, et l’informe ensuite si ce nombre est positif ou négatif (on laisse de côté le cas où le nombre vaut zéro). </text:p>
      <text:p text:style-name="P1"/>
      <text:p text:style-name="P1"><draw:line text:anchor-type="paragraph" draw:z-index="1" draw:name="Ligne 2" draw:style-name="gr4" draw:text-style-name="P9" svg:x1="2.415cm" svg:y1="2.144cm" svg:x2="4.267cm" svg:y2="2.118cm"><text:p/></draw:line><text:span text:style-name="T11">Variable n , en entier</text:span><text:line-break/><text:span text:style-name="T12">début</text:span><text:line-break/><text:span text:style-name="T3">Écrire <text:s/>"Entrez un nombre : "</text:span><text:span text:style-name="T13"><text:line-break/></text:span><text:span text:style-name="T3">Lire</text:span><text:span text:style-name="T9"> <text:s/></text:span><text:span text:style-name="T3">n</text:span><text:span text:style-name="T13"><text:line-break/></text:span><text:span text:style-name="T3">Si <text:s text:c="4"/>n &gt; 0 <text:s/></text:span><text:span text:style-name="T13"><text:line-break/></text:span><text:span text:style-name="T9">  </text:span><text:span text:style-name="T3">Écrire</text:span><text:span text:style-name="T9">  <text:s text:c="2"/></text:span><text:span text:style-name="T3">"</text:span><text:span text:style-name="T4">L</text:span><text:span text:style-name="T3">e nombre est positif”</text:span><text:span text:style-name="T13"><text:line-break/></text:span><text:span text:style-name="T3">Sinon</text:span><text:span text:style-name="T13"><text:line-break/></text:span><text:span text:style-name="T9">  </text:span><text:span text:style-name="T3">Écrire</text:span><text:span text:style-name="T9">  <text:s text:c="2"/></text:span><text:span text:style-name="T3">"</text:span><text:span text:style-name="T4">L</text:span><text:span text:style-name="T3">e nombre est négatif"</text:span><text:span text:style-name="T13"><text:line-break/></text:span><text:span text:style-name="T3">Finsi</text:span><text:span text:style-name="T13"><text:line-break/></text:span><text:span text:style-name="T3">Fin</text:span></text:p>
      <text:p text:style-name="P1"><draw:line text:anchor-type="paragraph" draw:z-index="3" draw:name="Ligne 4" draw:style-name="gr3" draw:text-style-name="P9" svg:x1="0.007cm" svg:y1="0.108cm" svg:x2="16.279cm" svg:y2="0.134cm"><text:p/></draw:line></text:p>
      <text:p text:style-name="P5">* <text:s text:c="4"/>Exercice 3.2</text:p>
      <text:p text:style-name="P5"/>
      <text:p text:style-name="P5"><text:s/>Écrire un algorithme qui demande deux nombres à l’utilisateur et l’informe ensuite si leur produit est négatif ou positif (on laisse de côté le cas où le produit est nul). Attention toutefois : on ne doit pas calculer le produit des deux nombres.</text:p>
      <text:p text:style-name="P1"/>
      <text:p text:style-name="P3"><draw:line text:anchor-type="paragraph" draw:z-index="0" draw:name="Ligne 1" draw:style-name="gr5" draw:text-style-name="P10" svg:x1="6.833cm" svg:y1="2.214cm" svg:x2="8.368cm" svg:y2="2.161cm"><text:p/></draw:line><draw:line text:anchor-type="paragraph" draw:z-index="4" draw:name="Ligne 5" draw:style-name="gr3" draw:text-style-name="P9" svg:x1="-0.125cm" svg:y1="4.849cm" svg:x2="15.909cm" svg:y2="4.875cm"><text:p/></draw:line><text:span text:style-name="T11">Variable </text:span><text:span text:style-name="T12">a</text:span><text:span text:style-name="T11">,</text:span><text:span text:style-name="T12">b,</text:span><text:span text:style-name="T11"> en entier.</text:span><text:line-break/><text:span text:style-name="T12">début</text:span><text:line-break/><text:span text:style-name="T3">Écrire <text:s/>"Entrez </text:span><text:span text:style-name="T4">deux</text:span><text:span text:style-name="T3"> nombre</text:span><text:span text:style-name="T4">s </text:span><text:span text:style-name="T3">: "</text:span><text:span text:style-name="T13"><text:line-break/></text:span><text:span text:style-name="T3">Lire</text:span><text:span text:style-name="T9"> <text:s/></text:span><text:span text:style-name="T4">a <text:s/>, <text:s/>b</text:span><text:span text:style-name="T13"><text:line-break/></text:span><text:span text:style-name="T3">Si <text:s text:c="3"/></text:span><text:span text:style-name="T5">(</text:span><text:span text:style-name="T4">a </text:span><text:span text:style-name="T3">&gt; 0 <text:s/></text:span><text:span text:style-name="T5">et b&gt; 0) ou (</text:span><text:span text:style-name="T4">a &lt; </text:span><text:span text:style-name="T5">0 <text:s/>et b &lt; 0) </text:span><text:span text:style-name="T13"><text:line-break/></text:span><text:span text:style-name="T9">  </text:span><text:span text:style-name="T3">Écrire</text:span><text:span text:style-name="T9">  <text:s text:c="2"/></text:span><text:span text:style-name="T3">"</text:span><text:span text:style-name="T4">L</text:span><text:span text:style-name="T3">e </text:span><text:span text:style-name="T5">produit</text:span><text:span text:style-name="T3"> est positif”</text:span><text:span text:style-name="T13"><text:line-break/></text:span><text:span text:style-name="T3">Sinon</text:span><text:span text:style-name="T13"><text:line-break/></text:span><text:span text:style-name="T9">  </text:span><text:span text:style-name="T3">Écrire</text:span><text:span text:style-name="T9">  <text:s text:c="2"/></text:span><text:span text:style-name="T3">"</text:span><text:span text:style-name="T4">L</text:span><text:span text:style-name="T3">e </text:span><text:span text:style-name="T5">produit </text:span><text:span text:style-name="T3">est négatif"</text:span><text:span text:style-name="T13"><text:line-break/></text:span><text:span text:style-name="T3">Finsi</text:span><text:span text:style-name="T13"><text:line-break/></text:span><text:span text:style-name="T3">Fin</text:span></text:p>
      <text:p text:style-name="P1"/>
      <text:p text:style-name="P5">* <text:s text:c="3"/>Exercice 3.3</text:p>
      <text:p text:style-name="P5"/>
      <text:p text:style-name="P5">Écrire un algorithme qui demande trois noms à l’utilisateur et l’informe ensuite s’ils sont rangés ou non dans l’ordre alphabétique.</text:p>
      <text:p text:style-name="P5"/>
      <text:p text:style-name="P4"><draw:line text:anchor-type="paragraph" draw:z-index="2" draw:name="Ligne 3" draw:style-name="gr4" draw:text-style-name="P9" svg:x1="3.817cm" svg:y1="2.197cm" svg:x2="6.04cm" svg:y2="2.171cm"><text:p/></draw:line><text:span text:style-name="T11">Variable </text:span><text:span text:style-name="T12">a</text:span><text:span text:style-name="T11">,</text:span><text:span text:style-name="T12">b,</text:span><text:span text:style-name="T14">c</text:span><text:span text:style-name="T11"> en </text:span><text:span text:style-name="T14">caractére</text:span><text:line-break/><text:span text:style-name="T12">début</text:span><text:line-break/><text:span text:style-name="T3">Écrire <text:s/>"Entrez </text:span><text:span text:style-name="T6">trois noms</text:span><text:span text:style-name="T4"> </text:span><text:span text:style-name="T3">: "</text:span><text:span text:style-name="T13"><text:line-break/></text:span><text:span text:style-name="T3">Lire</text:span><text:span text:style-name="T9"> <text:s/></text:span><text:span text:style-name="T4">a <text:s/>, <text:s/>b <text:s/>, <text:s/></text:span><text:span text:style-name="T6">c</text:span><text:span text:style-name="T13"><text:line-break/></text:span><text:span text:style-name="T3">Si <text:s text:c="3"/></text:span><text:span text:style-name="T5"><text:s/>(</text:span><text:span text:style-name="T4">a &lt; </text:span><text:span text:style-name="T6">b</text:span><text:span text:style-name="T5"> et b &lt; </text:span><text:span text:style-name="T6">c</text:span><text:span text:style-name="T5">) </text:span><text:span text:style-name="T13"><text:line-break/></text:span><text:span text:style-name="T9">  </text:span><text:span text:style-name="T3">Écrire</text:span><text:span text:style-name="T9">  <text:s text:c="2"/></text:span><text:span text:style-name="T3">"</text:span><text:span text:style-name="T4">L</text:span><text:span text:style-name="T3">e</text:span><text:span text:style-name="T6">s noms sont classés dans l’ordre alphabétique</text:span><text:span text:style-name="T3">”</text:span><text:span text:style-name="T13"><text:line-break/></text:span><text:span text:style-name="T3">Sinon</text:span><text:span text:style-name="T13"><text:line-break/></text:span><text:span text:style-name="T9">  </text:span><text:span text:style-name="T3">Écrire</text:span><text:span text:style-name="T9">  <text:s text:c="2"/></text:span><text:span text:style-name="T3">"</text:span><text:span text:style-name="T4">L</text:span><text:span text:style-name="T3">e</text:span><text:span text:style-name="T6">s noms ne <text:s/>sont pas classés dans l’ordre alphabétique</text:span><text:span text:style-name="T3">”</text:span><text:span text:style-name="T13"><text:line-break/></text:span><text:span text:style-name="T3">Finsi</text:span><text:span text:style-name="T13"><text:line-break/></text:span><text:span text:style-name="T3">Fin</text:span></text:p>
      <text:p text:style-name="P5"><text:soft-page-break/>* <text:s text:c="4"/>Exercice 3.4</text:p>
      <text:p text:style-name="P5"><text:s/>Écrire un algorithme qui demande un nombre à l’utilisateur, et l’informe ensuite si ce nombre est positif ou négatif (on inclut cette fois le traitement du cas où le nombre vaut zéro).</text:p>
      <text:p text:style-name="P5"/>
      <text:p text:style-name="P6"><draw:line text:anchor-type="paragraph" draw:z-index="5" draw:name="Ligne 6" draw:style-name="gr2" draw:text-style-name="P9" svg:x1="1.912cm" svg:y1="2.148cm" svg:x2="3.949cm" svg:y2="2.148cm"><text:p/></draw:line><draw:line text:anchor-type="paragraph" draw:z-index="6" draw:name="Ligne 7" draw:style-name="gr2" draw:text-style-name="P9" svg:x1="1.912cm" svg:y1="2.148cm" svg:x2="3.949cm" svg:y2="2.148cm"><text:p/></draw:line><draw:line text:anchor-type="paragraph" draw:z-index="7" draw:name="Ligne 8" draw:style-name="gr2" draw:text-style-name="P9" svg:x1="1.912cm" svg:y1="2.148cm" svg:x2="3.949cm" svg:y2="2.148cm"><text:p/></draw:line><draw:line text:anchor-type="paragraph" draw:z-index="8" draw:name="Ligne 9" draw:style-name="gr2" draw:text-style-name="P9" svg:x1="2.415cm" svg:y1="3.18cm" svg:x2="4.082cm" svg:y2="3.206cm"><text:p/></draw:line><text:span text:style-name="T11">Variable n , en entier</text:span><text:line-break/><text:span text:style-name="T12">début</text:span><text:line-break/><text:span text:style-name="T3">Écrire <text:s/>"Entrez un nombre : "</text:span><text:span text:style-name="T13"><text:line-break/></text:span><text:span text:style-name="T3">Lire</text:span><text:span text:style-name="T9"> <text:s/></text:span><text:span text:style-name="T3">n</text:span><text:span text:style-name="T13"><text:line-break/></text:span><text:span text:style-name="T3">Si <text:s text:c="4"/>n &gt; 0 <text:s/></text:span><text:span text:style-name="T13"><text:line-break/></text:span><text:span text:style-name="T9">  </text:span><text:span text:style-name="T3">Écrire</text:span><text:span text:style-name="T9">  <text:s text:c="2"/></text:span><text:span text:style-name="T3">"</text:span><text:span text:style-name="T4">L</text:span><text:span text:style-name="T3">e nombre est positif</text:span><text:span text:style-name="T7">"</text:span><text:span text:style-name="T13"><text:line-break/></text:span><text:span text:style-name="T3">Sinon </text:span><text:span text:style-name="T7">n=0</text:span></text:p>
      <text:p text:style-name="P6"><text:span text:style-name="T7">Écrire  <text:s text:c="2"/>"</text:span><text:span text:style-name="T4">L</text:span><text:span text:style-name="T7">e nombre est nul"</text:span></text:p>
      <text:p text:style-name="P6"><draw:line text:anchor-type="paragraph" draw:z-index="9" draw:name="Ligne 10" draw:style-name="gr2" draw:text-style-name="P9" svg:x1="1.859cm" svg:y1="0.291cm" svg:x2="3.949cm" svg:y2="0.291cm"><text:p/></draw:line><draw:line text:anchor-type="paragraph" draw:z-index="12" draw:name="Ligne horizontale 1" draw:style-name="gr1" draw:text-style-name="P9" svg:x1="0.166cm" svg:y1="1.933cm" svg:x2="15.459cm" svg:y2="1.933cm"><text:p/></draw:line><text:span text:style-name="T7">si n&lt;0</text:span><text:span text:style-name="T13"><text:line-break/></text:span><text:span text:style-name="T9">  </text:span><text:span text:style-name="T3">Écrire</text:span><text:span text:style-name="T9">  <text:s text:c="2"/></text:span><text:span text:style-name="T3">"</text:span><text:span text:style-name="T4">L</text:span><text:span text:style-name="T3">e nombre est négatif"</text:span><text:span text:style-name="T13"><text:line-break/></text:span><text:span text:style-name="T3">Finsi</text:span><text:span text:style-name="T13"><text:line-break/></text:span><text:span text:style-name="T3">Fin</text:span></text:p>
      <text:p text:style-name="P1"/>
      <text:p text:style-name="P5">* <text:s text:c="2"/>Exercice 3.5</text:p>
      <text:p text:style-name="P5"><text:s/>Écrire un algorithme qui demande deux nombres à l’utilisateur et l’informe ensuite si le produit est négatif ou positif (on inclut cette fois le traitement du cas où le produit peut être nul). Attention toutefois, on ne doit pas calculer le produit !</text:p>
      <text:p text:style-name="P6"><text:span text:style-name="T11">Variable </text:span><text:span text:style-name="T12">a</text:span><text:span text:style-name="T11">,</text:span><text:span text:style-name="T12">b,</text:span><text:span text:style-name="T11"> en entier.</text:span><text:line-break/><text:span text:style-name="T12">début</text:span><text:line-break/><text:span text:style-name="T3">Écrire <text:s/>"Entrez </text:span><text:span text:style-name="T4">deux</text:span><text:span text:style-name="T3"> nombre</text:span><text:span text:style-name="T4">s </text:span><text:span text:style-name="T3">: "</text:span><text:span text:style-name="T13"><text:line-break/></text:span><text:span text:style-name="T3">Lire</text:span><text:span text:style-name="T9"> <text:s/></text:span><text:span text:style-name="T4">a <text:s/>, <text:s/>b</text:span></text:p>
      <text:p text:style-name="P6"><draw:line text:anchor-type="paragraph" draw:z-index="10" draw:name="Ligne 11" draw:style-name="gr2" draw:text-style-name="P9" svg:x1="2.653cm" svg:y1="0.195cm" svg:x2="5.008cm" svg:y2="0.169cm"><text:p/></draw:line><text:span text:style-name="T7">si a=0 ou b=0</text:span></text:p>
      <text:p text:style-name="P7"><text:span text:style-name="T7">Écrire  <text:s text:c="2"/>"</text:span><text:span text:style-name="T4">L</text:span><text:span text:style-name="T7">e </text:span><text:span text:style-name="T5">produit</text:span><text:span text:style-name="T7"> est nul”</text:span></text:p>
      <text:p text:style-name="P7"><text:span text:style-name="T3">Sinon si <text:s text:c="3"/></text:span><text:span text:style-name="T5">(</text:span><text:span text:style-name="T4">a </text:span><text:span text:style-name="T3">&gt; 0 <text:s/></text:span><text:span text:style-name="T5">et b&gt; 0) ou (</text:span><text:span text:style-name="T4">a &lt; </text:span><text:span text:style-name="T5">0 <text:s/>et b &lt; 0) </text:span><text:span text:style-name="T13"><text:line-break/></text:span><text:span text:style-name="T9">  </text:span><text:span text:style-name="T3">Écrire</text:span><text:span text:style-name="T9">  <text:s text:c="2"/></text:span><text:span text:style-name="T3">"</text:span><text:span text:style-name="T4">L</text:span><text:span text:style-name="T3">e </text:span><text:span text:style-name="T5">produit</text:span><text:span text:style-name="T3"> est positif”</text:span><text:span text:style-name="T13"><text:line-break/></text:span><text:span text:style-name="T3">Sinon</text:span><text:span text:style-name="T13"><text:line-break/></text:span><text:span text:style-name="T9">  </text:span><text:span text:style-name="T3">Écrire</text:span><text:span text:style-name="T9">  <text:s text:c="2"/></text:span><text:span text:style-name="T3">"</text:span><text:span text:style-name="T4">L</text:span><text:span text:style-name="T3">e </text:span><text:span text:style-name="T5">produit </text:span><text:span text:style-name="T3">est négatif"</text:span><text:span text:style-name="T13"><text:line-break/></text:span><text:span text:style-name="T3">Finsi</text:span><text:span text:style-name="T13"><text:line-break/></text:span><text:span text:style-name="T3">Fin</text:span></text:p>
      <text:p text:style-name="P5"><draw:line text:anchor-type="paragraph" draw:z-index="13" draw:name="Ligne 13" draw:style-name="gr1" draw:text-style-name="P9" svg:x1="0.007cm" svg:y1="0.018cm" svg:x2="15.432cm" svg:y2="0.124cm"><text:p/></draw:line></text:p>
      <text:p text:style-name="P5">* <text:s text:c="7"/>Exercice 3.6</text:p>
      <text:p text:style-name="P5"><text:s/>Écrire un algorithme qui demande l’âge d’un enfant à l’utilisateur. Ensuite, il l’informe de sa catégorie :  "Poussin" de 6 à 7 ans  "Pupille" de 8 à 9 ans  "Minime" de 10 à 11 ans  "Cadet" après 12 ans Peut-on concevoir plusieurs algorithmes équivalents menant à ce résultat ?</text:p>
      <text:p text:style-name="P8"><draw:line text:anchor-type="paragraph" draw:z-index="11" draw:name="Ligne 12" draw:style-name="gr2" draw:text-style-name="P9" svg:x1="2.203cm" svg:y1="2.193cm" svg:x2="3.658cm" svg:y2="2.219cm"><text:p/></draw:line><text:span text:style-name="T3">Variable</text:span><text:span text:style-name="T9"> </text:span><text:span text:style-name="T10">g</text:span><text:span text:style-name="T3"> ,en Entier</text:span><text:span text:style-name="T13"><text:line-break/></text:span><text:span text:style-name="T3">Début</text:span><text:span text:style-name="T13"><text:line-break/></text:span><text:span text:style-name="T3">Ecrire</text:span><text:span text:style-name="T9"> </text:span><text:span text:style-name="T3">"Entrez l’âge de l’enfant: "</text:span><text:span text:style-name="T13"><text:line-break/></text:span><text:span text:style-name="T3">Lire <text:s text:c="4"/></text:span><text:span text:style-name="T8">g</text:span><text:span text:style-name="T13"><text:line-break/></text:span><text:span text:style-name="T3">Si <text:s/>g <text:s/>&gt;= 12</text:span><text:span text:style-name="T13"><text:line-break/></text:span><text:span text:style-name="T9">  </text:span><text:span text:style-name="T3">Écrire</text:span><text:span text:style-name="T9"> </text:span><text:span text:style-name="T3">"Catégorie Cadet"</text:span><text:span text:style-name="T13"><text:line-break/></text:span><text:span text:style-name="T3">SinonSi</text:span><text:span text:style-name="T9">  </text:span><text:span text:style-name="T3">g &gt;= 10 Alors</text:span><text:span text:style-name="T13"><text:line-break/></text:span><text:span text:style-name="T9">  </text:span><text:span text:style-name="T3">Écrire</text:span><text:span text:style-name="T9"> </text:span><text:span text:style-name="T3">"Catégorie Minime"</text:span><text:span text:style-name="T13"><text:line-break/></text:span><text:span text:style-name="T3">SinonSi</text:span><text:span text:style-name="T9">  </text:span><text:span text:style-name="T3">g&gt;= 8 Alors</text:span><text:span text:style-name="T13"><text:line-break/></text:span><text:span text:style-name="T9">  </text:span><text:span text:style-name="T3">Écrire</text:span><text:span text:style-name="T9"> </text:span><text:span text:style-name="T3">"Catégorie Pupille"</text:span><text:span text:style-name="T13"><text:line-break/></text:span><text:span text:style-name="T3">SinonSi </text:span><text:span text:style-name="T9"> </text:span><text:span text:style-name="T3">g&gt;= 6 Alors</text:span><text:span text:style-name="T13"><text:line-break/></text:span><text:span text:style-name="T9">  </text:span><text:span text:style-name="T3">Écrire</text:span><text:span text:style-name="T9"> </text:span><text:span text:style-name="T3">"Catégorie Poussin</text:span><text:line-break/><text:span text:style-name="T3">Finsi</text:span><text:span text:style-name="T13"><text:line-break/></text:span><text:span text:style-name="T3">Fi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Courier New'"/>
  </office:font-face-decls>
  <office:styles>
    <draw:marker draw:name="Arrow" svg:viewBox="0 0 20 20" svg:d="M0 20l10-20 10 20z"/>
    <draw:stroke-dash draw:name="Double_20_Dash_20__28_Rounded_29_" draw:display-name="Double Dash (Rounded)" draw:style="round" draw:dots1="1" draw:dots1-length="701%" draw:distance="399%"/>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0T10:15:49.654905327</meta:creation-date>
    <dc:date>2023-03-30T12:03:50.701375431</dc:date>
    <meta:editing-duration>PT3M39S</meta:editing-duration>
    <meta:editing-cycles>1</meta:editing-cycles>
    <meta:document-statistic meta:table-count="0" meta:image-count="0" meta:object-count="0" meta:page-count="2" meta:paragraph-count="25" meta:word-count="502" meta:character-count="2795" meta:non-whitespace-character-count="2165"/>
    <meta:generator>LibreOffice/7.3.7.2$Linux_X86_64 LibreOffice_project/30$Build-2</meta:generator>
  </office:meta>
</office:document-meta>
</file>